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UIPluginSkeleton.getLogger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luginSkeleton.GUIPluginSkeleton( LayoutManager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luginSkeleton.setLoggerRepository( LoggerRepository 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luginSkeleton.setActive( boolean 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UIPluginSkeleton.is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luginSkeleton.GUIPluginSkeleton( boolean isDoubleBuff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luginSkeleton.GUIPluginSke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luginSkeleton.GUIPluginSkeleton( LayoutManager layout , boolean isDoubleBuff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PluginSkeleton.isEquivalent( Plugin testPlu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